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3.8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371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7cm" fo:min-width="1.276cm" fo:padding-top="0.15cm" fo:padding-bottom="0.15cm" fo:padding-left="0.275cm" fo:padding-right="0.27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762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2.18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4.4cm" svg:height="1.24cm" svg:x="7.8cm" svg:y="6.1cm">
          <text:p text:style-name="P1"><text:span text:style-name="T1">rezult:= automorphic(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1cm" svg:height="0.721cm" svg:x="9.9cm" svg:y="9.4cm">
          <draw:text-box>
            <text:p><text:span text:style-name="T1">Да</text:span></text:p>
          </draw:text-box>
        </draw:frame>
        <draw:frame draw:style-name="gr4" draw:text-style-name="P3" draw:layer="layout" svg:width="1.804cm" svg:height="0.721cm" svg:x="12.096cm" svg:y="8.1cm">
          <draw:text-box>
            <text:p><text:span text:style-name="T1">Нет</text:span></text:p>
          </draw:text-box>
        </draw:frame>
        <draw:custom-shape draw:style-name="gr5" draw:text-style-name="P4" xml:id="id2" draw:id="id2" draw:layer="layout" svg:width="3cm" svg:height="1.656cm" svg:x="8.5cm" svg:y="3.6cm">
          <text:p text:style-name="P1"><text:span text:style-name="T1">Ввод</text:span></text:p>
          <text:p text:style-name="P1"><text:span text:style-name="T1">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0cm" svg:y1="2.8cm" svg:x2="10cm" svg:y2="3.6cm" draw:start-shape="id1" draw:start-glue-point="6" draw:end-shape="id2" draw:end-glue-point="5" svg:d="M10000 2800v800" svg:viewBox="0 0 1 801">
          <text:p/>
        </draw:connector>
        <draw:connector draw:style-name="gr6" draw:text-style-name="P1" draw:layer="layout" svg:x1="10cm" svg:y1="5.256cm" svg:x2="10cm" svg:y2="6.1cm" draw:start-shape="id2" draw:start-glue-point="8" draw:end-shape="id3" draw:end-glue-point="4" svg:d="M10000 5256v844" svg:viewBox="0 0 1 845">
          <text:p/>
        </draw:connector>
        <draw:custom-shape draw:style-name="gr7" draw:text-style-name="P2" xml:id="id4" draw:id="id4" draw:layer="layout" svg:width="4cm" svg:height="1.242cm" svg:x="8cm" svg:y="8.158cm">
          <text:p text:style-name="P1"><text:span text:style-name="T1">rezul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10cm" svg:y1="7.34cm" svg:x2="10cm" svg:y2="8.158cm" draw:start-shape="id3" draw:start-glue-point="6" draw:end-shape="id4" draw:end-glue-point="4" svg:d="M10000 7340v818" svg:viewBox="0 0 1 819">
          <text:p/>
        </draw:connector>
        <draw:custom-shape draw:style-name="gr8" draw:text-style-name="P4" xml:id="id5" draw:id="id5" draw:layer="layout" svg:width="3.8cm" svg:height="1.65cm" svg:x="8.1cm" svg:y="10.3cm">
          <text:p text:style-name="P1"><text:span text:style-name="T1">Вывод</text:span></text:p>
          <text:p text:style-name="P1"><text:span text:style-name="T1">Число N</text:span></text:p>
          <text:p text:style-name="P1"><text:span text:style-name="T1">автоморфное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0cm" svg:y1="9.4cm" svg:x2="10cm" svg:y2="10.3cm" draw:start-shape="id4" draw:start-glue-point="6" draw:end-shape="id5" draw:end-glue-point="5" svg:d="M10000 9400v900" svg:viewBox="0 0 1 901">
          <text:p/>
        </draw:connector>
        <draw:custom-shape draw:style-name="gr9" draw:text-style-name="P2" xml:id="id6" draw:id="id6" draw:layer="layout" svg:width="4cm" svg:height="1.242cm" svg:x="8cm" svg:y="12.858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10cm" svg:y1="11.95cm" svg:x2="10cm" svg:y2="12.858cm" draw:start-shape="id5" draw:start-glue-point="8" draw:end-shape="id6" draw:end-glue-point="4" svg:d="M10000 11950v908" svg:viewBox="0 0 1 909">
          <text:p/>
        </draw:connector>
        <draw:custom-shape draw:style-name="gr10" draw:text-style-name="P4" xml:id="id7" draw:id="id7" draw:layer="layout" svg:width="4.5cm" svg:height="1.65cm" svg:x="12.5cm" svg:y="10.3cm">
          <text:p text:style-name="P1"><text:span text:style-name="T1">Вывод</text:span></text:p>
          <text:p text:style-name="P1"><text:span text:style-name="T1">Число N</text:span></text:p>
          <text:p text:style-name="P1"><text:span text:style-name="T1">не автоморфное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2cm" svg:y1="8.779cm" svg:x2="14.75cm" svg:y2="10.3cm" draw:start-shape="id4" draw:start-glue-point="7" draw:end-shape="id7" draw:end-glue-point="5" svg:d="M12000 8779h2750v1521" svg:viewBox="0 0 2751 1522">
          <text:p/>
        </draw:connector>
        <draw:connector draw:style-name="gr6" draw:text-style-name="P1" draw:layer="layout" svg:x1="14.75cm" svg:y1="11.95cm" svg:x2="12cm" svg:y2="13.479cm" draw:start-shape="id7" draw:start-glue-point="8" draw:end-shape="id6" draw:end-glue-point="7" svg:d="M14750 11950v1529h-2750" svg:viewBox="0 0 2751 15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02T21:14:43.055000000</dc:date>
    <meta:editing-duration>PT1H19M6S</meta:editing-duration>
    <meta:editing-cycles>11</meta:editing-cycles>
    <meta:generator>LibreOffice/6.1.1.2$Windows_X86_64 LibreOffice_project/5d19a1bfa650b796764388cd8b33a5af1f5baa1b</meta:generator>
    <meta:document-statistic meta:object-count="16"/>
  </office:meta>
</office:document-meta>
</file>